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1988844031660924" office:value-type="float"/>
          <table:table-cell office:value="-0.005682690704645974" office:value-type="float"/>
          <table:table-cell office:value="0.007067909168347245" office:value-type="float"/>
          <table:table-cell office:value="-0.0007270022153562806" office:value-type="float"/>
          <table:table-cell office:value="-0.009172847596409198" office:value-type="float"/>
          <table:table-cell office:value="-0.007166136081121767" office:value-type="float"/>
          <table:table-cell office:value="7557.50424216543" office:value-type="float"/>
          <table:table-cell office:value="1" office:value-type="float"/>
          <table:table-cell office:value="0.00021988844031660924" office:value-type="float"/>
          <table:table-cell office:value="-0.005682690704645974" office:value-type="float"/>
          <table:table-cell office:value="0.007067909168347245" office:value-type="float"/>
          <table:table-cell office:value="-0.0007270022153562806" office:value-type="float"/>
          <table:table-cell office:value="-0.009172847596409198" office:value-type="float"/>
          <table:table-cell office:value="-0.007166136081121767" office:value-type="float"/>
        </table:table-row>
        <table:table-row>
          <table:table-cell office:value="-0.00814317518274608" office:value-type="float"/>
          <table:table-cell office:value="-0.0012587384282630506" office:value-type="float"/>
          <table:table-cell office:value="0.0022928952819655313" office:value-type="float"/>
          <table:table-cell office:value="-0.003223664446248173" office:value-type="float"/>
          <table:table-cell office:value="-0.011667962046449626" office:value-type="float"/>
          <table:table-cell office:value="-0.004706029071285407" office:value-type="float"/>
          <table:table-cell office:value="7231.646017424998" office:value-type="float"/>
          <table:table-cell office:value="2" office:value-type="float"/>
          <table:table-cell office:value="-0.008363063623062689" office:value-type="float"/>
          <table:table-cell office:value="0.004423952276382924" office:value-type="float"/>
          <table:table-cell office:value="-0.0047750138863817135" office:value-type="float"/>
          <table:table-cell office:value="-0.0024966622308918926" office:value-type="float"/>
          <table:table-cell office:value="-0.0024951144500404273" office:value-type="float"/>
          <table:table-cell office:value="0.0024601070098363605" office:value-type="float"/>
        </table:table-row>
        <table:table-row>
          <table:table-cell office:value="-0.00567656714428008" office:value-type="float"/>
          <table:table-cell office:value="-0.002699536207735276" office:value-type="float"/>
          <table:table-cell office:value="-0.004588344482956906" office:value-type="float"/>
          <table:table-cell office:value="-0.012184443185738626" office:value-type="float"/>
          <table:table-cell office:value="-0.003251737945579135" office:value-type="float"/>
          <table:table-cell office:value="-0.009223718480363232" office:value-type="float"/>
          <table:table-cell office:value="9436.037737825047" office:value-type="float"/>
          <table:table-cell office:value="3" office:value-type="float"/>
          <table:table-cell office:value="0.002466608038466" office:value-type="float"/>
          <table:table-cell office:value="-0.0014407977794722252" office:value-type="float"/>
          <table:table-cell office:value="-0.006881239764922437" office:value-type="float"/>
          <table:table-cell office:value="-0.008960778739490452" office:value-type="float"/>
          <table:table-cell office:value="0.00841622410087049" office:value-type="float"/>
          <table:table-cell office:value="-0.0045176894090778255" office:value-type="float"/>
        </table:table-row>
        <table:table-row>
          <table:table-cell office:value="-0.011316681706373236" office:value-type="float"/>
          <table:table-cell office:value="-0.004788389479500154" office:value-type="float"/>
          <table:table-cell office:value="-0.009238990919711344" office:value-type="float"/>
          <table:table-cell office:value="-0.0021844431857386253" office:value-type="float"/>
          <table:table-cell office:value="0.0005757509220231036" office:value-type="float"/>
          <table:table-cell office:value="-0.011513750209847974" office:value-type="float"/>
          <table:table-cell office:value="-2124.5083666831047" office:value-type="float"/>
          <table:table-cell office:value="4" office:value-type="float"/>
          <table:table-cell office:value="-0.0056401145620931575" office:value-type="float"/>
          <table:table-cell office:value="-0.002088853271764878" office:value-type="float"/>
          <table:table-cell office:value="-0.004650646436754438" office:value-type="float"/>
          <table:table-cell office:value="0.01" office:value-type="float"/>
          <table:table-cell office:value="0.0038274888676022387" office:value-type="float"/>
          <table:table-cell office:value="-0.0022900317294847414" office:value-type="float"/>
        </table:table-row>
        <table:table-row>
          <table:table-cell office:value="-0.020001012467378364" office:value-type="float"/>
          <table:table-cell office:value="-0.007936322706086473" office:value-type="float"/>
          <table:table-cell office:value="-0.01792353024026235" office:value-type="float"/>
          <table:table-cell office:value="0.00370861705960885" office:value-type="float"/>
          <table:table-cell office:value="0.004257209014152195" office:value-type="float"/>
          <table:table-cell office:value="-0.0039429691490119115" office:value-type="float"/>
          <table:table-cell office:value="809.829226806457" office:value-type="float"/>
          <table:table-cell office:value="5" office:value-type="float"/>
          <table:table-cell office:value="-0.008684330761005127" office:value-type="float"/>
          <table:table-cell office:value="-0.0031479332265863203" office:value-type="float"/>
          <table:table-cell office:value="-0.008684539320551006" office:value-type="float"/>
          <table:table-cell office:value="0.005893060245347475" office:value-type="float"/>
          <table:table-cell office:value="0.003681458092129091" office:value-type="float"/>
          <table:table-cell office:value="0.007570781060836062" office:value-type="float"/>
        </table:table-row>
        <table:table-row>
          <table:table-cell office:value="-0.01957771048617783" office:value-type="float"/>
          <table:table-cell office:value="-0.0073597249225508515" office:value-type="float"/>
          <table:table-cell office:value="-0.013574778886235641" office:value-type="float"/>
          <table:table-cell office:value="0.0007035573778299041" office:value-type="float"/>
          <table:table-cell office:value="0.01171625568800965" office:value-type="float"/>
          <table:table-cell office:value="-0.011515326558551994" office:value-type="float"/>
          <table:table-cell office:value="815.2548273217296" office:value-type="float"/>
          <table:table-cell office:value="6" office:value-type="float"/>
          <table:table-cell office:value="0.00042330198120053494" office:value-type="float"/>
          <table:table-cell office:value="0.0005765977835356217" office:value-type="float"/>
          <table:table-cell office:value="0.00434875135402671" office:value-type="float"/>
          <table:table-cell office:value="-0.003005059681778946" office:value-type="float"/>
          <table:table-cell office:value="0.007459046673857455" office:value-type="float"/>
          <table:table-cell office:value="-0.0075723574095400824" office:value-type="float"/>
        </table:table-row>
        <table:table-row>
          <table:table-cell office:value="-0.011457653118243942" office:value-type="float"/>
          <table:table-cell office:value="0.0026402750774491487" office:value-type="float"/>
          <table:table-cell office:value="-0.005426168845678696" office:value-type="float"/>
          <table:table-cell office:value="-0.0003822115722975821" office:value-type="float"/>
          <table:table-cell office:value="0.01969116543483907" office:value-type="float"/>
          <table:table-cell office:value="-0.0038758866291319256" office:value-type="float"/>
          <table:table-cell office:value="7026.88470711432" office:value-type="float"/>
          <table:table-cell office:value="7" office:value-type="float"/>
          <table:table-cell office:value="0.008120057367933886" office:value-type="float"/>
          <table:table-cell office:value="0.01" office:value-type="float"/>
          <table:table-cell office:value="0.008148610040556946" office:value-type="float"/>
          <table:table-cell office:value="-0.0010857689501274862" office:value-type="float"/>
          <table:table-cell office:value="0.007974909746829422" office:value-type="float"/>
          <table:table-cell office:value="0.007639439929420068" office:value-type="float"/>
        </table:table-row>
        <table:table-row>
          <table:table-cell office:value="-0.021457653118243943" office:value-type="float"/>
          <table:table-cell office:value="-0.0012233251844446652" office:value-type="float"/>
          <table:table-cell office:value="-0.014601451929831522" office:value-type="float"/>
          <table:table-cell office:value="-0.008534910500543572" office:value-type="float"/>
          <table:table-cell office:value="0.01969512387094991" office:value-type="float"/>
          <table:table-cell office:value="-0.003189917849161221" office:value-type="float"/>
          <table:table-cell office:value="799.1623414226519" office:value-type="float"/>
          <table:table-cell office:value="8" office:value-type="float"/>
          <table:table-cell office:value="-0.01" office:value-type="float"/>
          <table:table-cell office:value="-0.003863600261893814" office:value-type="float"/>
          <table:table-cell office:value="-0.009175283084152826" office:value-type="float"/>
          <table:table-cell office:value="-0.008152698928245989" office:value-type="float"/>
          <table:table-cell office:value="3.9584361108402355e-06" office:value-type="float"/>
          <table:table-cell office:value="0.0006859687799707047" office:value-type="float"/>
        </table:table-row>
        <table:table-row>
          <table:table-cell office:value="-0.0205719448197487" office:value-type="float"/>
          <table:table-cell office:value="-0.0016673457369065989" office:value-type="float"/>
          <table:table-cell office:value="-0.019210012638920818" office:value-type="float"/>
          <table:table-cell office:value="-0.011851772298927213" office:value-type="float"/>
          <table:table-cell office:value="0.029695123870949913" office:value-type="float"/>
          <table:table-cell office:value="-0.0026102834879939175" office:value-type="float"/>
          <table:table-cell office:value="808.7731708104266" office:value-type="float"/>
          <table:table-cell office:value="9" office:value-type="float"/>
          <table:table-cell office:value="0.0008857082984952396" office:value-type="float"/>
          <table:table-cell office:value="-0.00044402055246193367" office:value-type="float"/>
          <table:table-cell office:value="-0.004608560709089295" office:value-type="float"/>
          <table:table-cell office:value="-0.0033168617983836404" office:value-type="float"/>
          <table:table-cell office:value="0.01" office:value-type="float"/>
          <table:table-cell office:value="0.0005796343611673034" office:value-type="float"/>
        </table:table-row>
        <table:table-row>
          <table:table-cell office:value="-0.017814662451672923" office:value-type="float"/>
          <table:table-cell office:value="-0.005014215010676207" office:value-type="float"/>
          <table:table-cell office:value="-0.027642878444069048" office:value-type="float"/>
          <table:table-cell office:value="-0.013709145345894623" office:value-type="float"/>
          <table:table-cell office:value="0.020896132416616104" office:value-type="float"/>
          <table:table-cell office:value="-0.0002897505396018754" office:value-type="float"/>
          <table:table-cell office:value="836.3622813366796" office:value-type="float"/>
          <table:table-cell office:value="10" office:value-type="float"/>
          <table:table-cell office:value="0.002757282368075778" office:value-type="float"/>
          <table:table-cell office:value="-0.0033468692737696083" office:value-type="float"/>
          <table:table-cell office:value="-0.008432865805148229" office:value-type="float"/>
          <table:table-cell office:value="-0.0018573730469674098" office:value-type="float"/>
          <table:table-cell office:value="-0.00879899145433381" office:value-type="float"/>
          <table:table-cell office:value="0.002320532948392042" office:value-type="float"/>
        </table:table-row>
        <table:table-row>
          <table:table-cell office:value="-0.013977345516642174" office:value-type="float"/>
          <table:table-cell office:value="-0.01317679086091365" office:value-type="float"/>
          <table:table-cell office:value="-0.02662172641099855" office:value-type="float"/>
          <table:table-cell office:value="-0.009987941576017585" office:value-type="float"/>
          <table:table-cell office:value="0.01595862310954019" office:value-type="float"/>
          <table:table-cell office:value="0.006492738377402158" office:value-type="float"/>
          <table:table-cell office:value="841.751379585716" office:value-type="float"/>
          <table:table-cell office:value="11" office:value-type="float"/>
          <table:table-cell office:value="0.0038373169350307493" office:value-type="float"/>
          <table:table-cell office:value="-0.008162575850237443" office:value-type="float"/>
          <table:table-cell office:value="0.0010211520330704986" office:value-type="float"/>
          <table:table-cell office:value="0.003721203769877038" office:value-type="float"/>
          <table:table-cell office:value="-0.004937509307075914" office:value-type="float"/>
          <table:table-cell office:value="0.006782488917004033" office:value-type="float"/>
        </table:table-row>
        <table:table-row>
          <table:table-cell office:value="-0.013698075832953233" office:value-type="float"/>
          <table:table-cell office:value="-0.00435207499527515" office:value-type="float"/>
          <table:table-cell office:value="-0.024984234460477255" office:value-type="float"/>
          <table:table-cell office:value="-0.008421527246518084" office:value-type="float"/>
          <table:table-cell office:value="0.007305403166530156" office:value-type="float"/>
          <table:table-cell office:value="0.011639310964116642" office:value-type="float"/>
          <table:table-cell office:value="877.9513423618057" office:value-type="float"/>
          <table:table-cell office:value="12" office:value-type="float"/>
          <table:table-cell office:value="0.0002792696836889409" office:value-type="float"/>
          <table:table-cell office:value="0.0088247158656385" office:value-type="float"/>
          <table:table-cell office:value="0.0016374919505212967" office:value-type="float"/>
          <table:table-cell office:value="0.001566414329499501" office:value-type="float"/>
          <table:table-cell office:value="-0.008653219943010035" office:value-type="float"/>
          <table:table-cell office:value="0.005146572586714485" office:value-type="float"/>
        </table:table-row>
        <table:table-row>
          <table:table-cell office:value="-0.0217063732070341" office:value-type="float"/>
          <table:table-cell office:value="-0.0010696943251065245" office:value-type="float"/>
          <table:table-cell office:value="-0.027398460514825713" office:value-type="float"/>
          <table:table-cell office:value="-0.002427709438778552" office:value-type="float"/>
          <table:table-cell office:value="0.00827241023627551" office:value-type="float"/>
          <table:table-cell office:value="0.005926326332762446" office:value-type="float"/>
          <table:table-cell office:value="796.8704830004838" office:value-type="float"/>
          <table:table-cell office:value="13" office:value-type="float"/>
          <table:table-cell office:value="-0.008008297374080865" office:value-type="float"/>
          <table:table-cell office:value="0.003282380670168625" office:value-type="float"/>
          <table:table-cell office:value="-0.0024142260543484582" office:value-type="float"/>
          <table:table-cell office:value="0.005993817807739532" office:value-type="float"/>
          <table:table-cell office:value="0.0009670070697453542" office:value-type="float"/>
          <table:table-cell office:value="-0.005712984631354196" office:value-type="float"/>
        </table:table-row>
        <table:table-row>
          <table:table-cell office:value="-0.02564723858983018" office:value-type="float"/>
          <table:table-cell office:value="-0.005242148862358516" office:value-type="float"/>
          <table:table-cell office:value="-0.027559144456586665" office:value-type="float"/>
          <table:table-cell office:value="-0.00015936063307480167" office:value-type="float"/>
          <table:table-cell office:value="0.0049279603647810425" office:value-type="float"/>
          <table:table-cell office:value="0.004722144851508248" office:value-type="float"/>
          <table:table-cell office:value="758.1287863604548" office:value-type="float"/>
          <table:table-cell office:value="14" office:value-type="float"/>
          <table:table-cell office:value="-0.0039408653827960795" office:value-type="float"/>
          <table:table-cell office:value="-0.004172454537251991" office:value-type="float"/>
          <table:table-cell office:value="-0.00016068394176095221" office:value-type="float"/>
          <table:table-cell office:value="0.00226834880570375" office:value-type="float"/>
          <table:table-cell office:value="-0.003344449871494468" office:value-type="float"/>
          <table:table-cell office:value="-0.0012041814812541983" office:value-type="float"/>
        </table:table-row>
        <table:table-row>
          <table:table-cell office:value="-0.03224015929869823" office:value-type="float"/>
          <table:table-cell office:value="-0.011698218951168963" office:value-type="float"/>
          <table:table-cell office:value="-0.029804359210970736" office:value-type="float"/>
          <table:table-cell office:value="-0.00929524196128558" office:value-type="float"/>
          <table:table-cell office:value="0.010982415861926376" office:value-type="float"/>
          <table:table-cell office:value="0.0035894138785804346" office:value-type="float"/>
          <table:table-cell office:value="681.9157535478577" office:value-type="float"/>
          <table:table-cell office:value="15" office:value-type="float"/>
          <table:table-cell office:value="-0.0065929207088680514" office:value-type="float"/>
          <table:table-cell office:value="-0.006456070088810448" office:value-type="float"/>
          <table:table-cell office:value="-0.0022452147543840706" office:value-type="float"/>
          <table:table-cell office:value="-0.009135881328210778" office:value-type="float"/>
          <table:table-cell office:value="0.006054455497145334" office:value-type="float"/>
          <table:table-cell office:value="-0.0011327309729278132" office:value-type="float"/>
        </table:table-row>
        <table:table-row>
          <table:table-cell office:value="-0.032982624106389816" office:value-type="float"/>
          <table:table-cell office:value="-0.009422486748186683" office:value-type="float"/>
          <table:table-cell office:value="-0.03397761572090877" office:value-type="float"/>
          <table:table-cell office:value="-0.015507515283782285" office:value-type="float"/>
          <table:table-cell office:value="0.008613097649396518" office:value-type="float"/>
          <table:table-cell office:value="0.007431803382615573" office:value-type="float"/>
          <table:table-cell office:value="679.7799807143228" office:value-type="float"/>
          <table:table-cell office:value="16" office:value-type="float"/>
          <table:table-cell office:value="-0.0007424648076915837" office:value-type="float"/>
          <table:table-cell office:value="0.0022757322029822794" office:value-type="float"/>
          <table:table-cell office:value="-0.004173256509938035" office:value-type="float"/>
          <table:table-cell office:value="-0.006212273322496706" office:value-type="float"/>
          <table:table-cell office:value="-0.0023693182125298588" office:value-type="float"/>
          <table:table-cell office:value="0.003842389504035138" office:value-type="float"/>
        </table:table-row>
        <table:table-row>
          <table:table-cell office:value="-0.03478128012708991" office:value-type="float"/>
          <table:table-cell office:value="-0.0010434596187978307" office:value-type="float"/>
          <table:table-cell office:value="-0.025603784818470823" office:value-type="float"/>
          <table:table-cell office:value="-0.0178995118682974" office:value-type="float"/>
          <table:table-cell office:value="-0.0006574722620047609" office:value-type="float"/>
          <table:table-cell office:value="0.013146408959864905" office:value-type="float"/>
          <table:table-cell office:value="666.6352379647808" office:value-type="float"/>
          <table:table-cell office:value="17" office:value-type="float"/>
          <table:table-cell office:value="-0.0017986560207000988" office:value-type="float"/>
          <table:table-cell office:value="0.008379027129388853" office:value-type="float"/>
          <table:table-cell office:value="0.008373830902437948" office:value-type="float"/>
          <table:table-cell office:value="-0.002391996584515113" office:value-type="float"/>
          <table:table-cell office:value="-0.009270569911401278" office:value-type="float"/>
          <table:table-cell office:value="0.005714605577249331" office:value-type="float"/>
        </table:table-row>
        <table:table-row>
          <table:table-cell office:value="-0.03332467182452039" office:value-type="float"/>
          <table:table-cell office:value="-0.003664502370386169" office:value-type="float"/>
          <table:table-cell office:value="-0.016986273227419538" office:value-type="float"/>
          <table:table-cell office:value="-0.007899511868297399" office:value-type="float"/>
          <table:table-cell office:value="0.005807408858553459" office:value-type="float"/>
          <table:table-cell office:value="0.005660285551485728" office:value-type="float"/>
          <table:table-cell office:value="681.6454356055584" office:value-type="float"/>
          <table:table-cell office:value="18" office:value-type="float"/>
          <table:table-cell office:value="0.0014566083025695214" office:value-type="float"/>
          <table:table-cell office:value="-0.002621042751588338" office:value-type="float"/>
          <table:table-cell office:value="0.008617511591051287" office:value-type="float"/>
          <table:table-cell office:value="0.01" office:value-type="float"/>
          <table:table-cell office:value="0.00646488112055822" office:value-type="float"/>
          <table:table-cell office:value="-0.007486123408379177" office:value-type="float"/>
        </table:table-row>
        <table:table-row>
          <table:table-cell office:value="-0.028514257710114503" office:value-type="float"/>
          <table:table-cell office:value="-0.004837569380908996" office:value-type="float"/>
          <table:table-cell office:value="-0.01359960260886646" office:value-type="float"/>
          <table:table-cell office:value="-0.01600403075112692" office:value-type="float"/>
          <table:table-cell office:value="0.003068168967811053" office:value-type="float"/>
          <table:table-cell office:value="0.0027368109842428896" office:value-type="float"/>
          <table:table-cell office:value="729.7752887364031" office:value-type="float"/>
          <table:table-cell office:value="19" office:value-type="float"/>
          <table:table-cell office:value="0.004810414114405885" office:value-type="float"/>
          <table:table-cell office:value="-0.0011730670105228273" office:value-type="float"/>
          <table:table-cell office:value="0.003386670618553078" office:value-type="float"/>
          <table:table-cell office:value="-0.00810451888282952" office:value-type="float"/>
          <table:table-cell office:value="-0.002739239890742406" office:value-type="float"/>
          <table:table-cell office:value="-0.0029234745672428383" office:value-type="float"/>
        </table:table-row>
        <table:table-row>
          <table:table-cell office:value="-0.034471482163614856" office:value-type="float"/>
          <table:table-cell office:value="-0.01317509050633699" office:value-type="float"/>
          <table:table-cell office:value="-0.021184153147273496" office:value-type="float"/>
          <table:table-cell office:value="-0.025284780691600103" office:value-type="float"/>
          <table:table-cell office:value="0.0006932368528978026" office:value-type="float"/>
          <table:table-cell office:value="0.011280988556560113" office:value-type="float"/>
          <table:table-cell office:value="656.4228041577026" office:value-type="float"/>
          <table:table-cell office:value="20" office:value-type="float"/>
          <table:table-cell office:value="-0.0059572244535003515" office:value-type="float"/>
          <table:table-cell office:value="-0.008337521125427993" office:value-type="float"/>
          <table:table-cell office:value="-0.007584550538407038" office:value-type="float"/>
          <table:table-cell office:value="-0.009280749940473182" office:value-type="float"/>
          <table:table-cell office:value="-0.0023749321149132505" office:value-type="float"/>
          <table:table-cell office:value="0.008544177572317223" office:value-type="float"/>
        </table:table-row>
        <table:table-row>
          <table:table-cell office:value="-0.03328279559905015" office:value-type="float"/>
          <table:table-cell office:value="-0.011485587164423766" office:value-type="float"/>
          <table:table-cell office:value="-0.021426122952484326" office:value-type="float"/>
          <table:table-cell office:value="-0.024854949060118457" office:value-type="float"/>
          <table:table-cell office:value="-0.0002444933700426425" office:value-type="float"/>
          <table:table-cell office:value="0.011086033982451988" office:value-type="float"/>
          <table:table-cell office:value="672.3684490189795" office:value-type="float"/>
          <table:table-cell office:value="21" office:value-type="float"/>
          <table:table-cell office:value="0.0011886865645647053" office:value-type="float"/>
          <table:table-cell office:value="0.0016895033419132236" office:value-type="float"/>
          <table:table-cell office:value="-0.00024196980521082843" office:value-type="float"/>
          <table:table-cell office:value="0.0004298316314816468" office:value-type="float"/>
          <table:table-cell office:value="-0.0009377302229404451" office:value-type="float"/>
          <table:table-cell office:value="-0.00019495457410812454" office:value-type="float"/>
        </table:table-row>
        <table:table-row>
          <table:table-cell office:value="-0.03336252569625459" office:value-type="float"/>
          <table:table-cell office:value="-0.011631885125897232" office:value-type="float"/>
          <table:table-cell office:value="-0.021430275719844537" office:value-type="float"/>
          <table:table-cell office:value="-0.027383821550047656" office:value-type="float"/>
          <table:table-cell office:value="0.0011871382993594807" office:value-type="float"/>
          <table:table-cell office:value="0.010590245122899286" office:value-type="float"/>
          <table:table-cell office:value="671.2330677320708" office:value-type="float"/>
          <table:table-cell office:value="22" office:value-type="float"/>
          <table:table-cell office:value="-7.973009720444596e-05" office:value-type="float"/>
          <table:table-cell office:value="-0.00014629796147346517" office:value-type="float"/>
          <table:table-cell office:value="-4.152767360210419e-06" office:value-type="float"/>
          <table:table-cell office:value="-0.0025288724899291994" office:value-type="float"/>
          <table:table-cell office:value="0.0014316316694021232" office:value-type="float"/>
          <table:table-cell office:value="-0.0004957888595527021" office:value-type="float"/>
        </table:table-row>
        <table:table-row>
          <table:table-cell office:value="-0.03433295681545816" office:value-type="float"/>
          <table:table-cell office:value="-0.009768738925121132" office:value-type="float"/>
          <table:table-cell office:value="-0.022544393623479445" office:value-type="float"/>
          <table:table-cell office:value="-0.028185926693713927" office:value-type="float"/>
          <table:table-cell office:value="0.00294280570269982" office:value-type="float"/>
          <table:table-cell office:value="0.008532902891625635" office:value-type="float"/>
          <table:table-cell office:value="665.4813330580405" office:value-type="float"/>
          <table:table-cell office:value="23" office:value-type="float"/>
          <table:table-cell office:value="-0.0009704311192035679" office:value-type="float"/>
          <table:table-cell office:value="0.0018631462007761002" office:value-type="float"/>
          <table:table-cell office:value="-0.001114117903634906" office:value-type="float"/>
          <table:table-cell office:value="-0.000802105143666269" office:value-type="float"/>
          <table:table-cell office:value="0.0017556674033403392" office:value-type="float"/>
          <table:table-cell office:value="-0.0020573422312736515" office:value-type="float"/>
        </table:table-row>
        <table:table-row>
          <table:table-cell office:value="-0.03440114646623216" office:value-type="float"/>
          <table:table-cell office:value="-0.008407741856425408" office:value-type="float"/>
          <table:table-cell office:value="-0.022968275444813807" office:value-type="float"/>
          <table:table-cell office:value="-0.027552900481260086" office:value-type="float"/>
          <table:table-cell office:value="0.002456120814098517" office:value-type="float"/>
          <table:table-cell office:value="0.007760378564585916" office:value-type="float"/>
          <table:table-cell office:value="667.5108303156139" office:value-type="float"/>
          <table:table-cell office:value="24" office:value-type="float"/>
          <table:table-cell office:value="-6.818965077400214e-05" office:value-type="float"/>
          <table:table-cell office:value="0.0013609970686957237" office:value-type="float"/>
          <table:table-cell office:value="-0.0004238818213343626" office:value-type="float"/>
          <table:table-cell office:value="0.0006330262124538428" office:value-type="float"/>
          <table:table-cell office:value="-0.00048668488860130303" office:value-type="float"/>
          <table:table-cell office:value="-0.0007725243270397184" office:value-type="float"/>
        </table:table-row>
        <table:table-row>
          <table:table-cell office:value="-0.033434663558698514" office:value-type="float"/>
          <table:table-cell office:value="-0.005900059003978374" office:value-type="float"/>
          <table:table-cell office:value="-0.023283644365378456" office:value-type="float"/>
          <table:table-cell office:value="-0.028927278611099984" office:value-type="float"/>
          <table:table-cell office:value="0.0026763917160169282" office:value-type="float"/>
          <table:table-cell office:value="0.007517556021799319" office:value-type="float"/>
          <table:table-cell office:value="679.9794784529879" office:value-type="float"/>
          <table:table-cell office:value="25" office:value-type="float"/>
          <table:table-cell office:value="0.0009664829075336449" office:value-type="float"/>
          <table:table-cell office:value="0.0025076828524470338" office:value-type="float"/>
          <table:table-cell office:value="-0.00031536892056465045" office:value-type="float"/>
          <table:table-cell office:value="-0.0013743781298398965" office:value-type="float"/>
          <table:table-cell office:value="0.00022027090191841132" office:value-type="float"/>
          <table:table-cell office:value="-0.0002428225427865971" office:value-type="float"/>
        </table:table-row>
        <table:table-row>
          <table:table-cell office:value="-0.03180958967129073" office:value-type="float"/>
          <table:table-cell office:value="-0.004384749565868977" office:value-type="float"/>
          <table:table-cell office:value="-0.02416528132767303" office:value-type="float"/>
          <table:table-cell office:value="-0.031017679068482185" office:value-type="float"/>
          <table:table-cell office:value="0.005751195217384496" office:value-type="float"/>
          <table:table-cell office:value="0.006601865361322635" office:value-type="float"/>
          <table:table-cell office:value="697.0413617936322" office:value-type="float"/>
          <table:table-cell office:value="26" office:value-type="float"/>
          <table:table-cell office:value="0.0016250738874077804" office:value-type="float"/>
          <table:table-cell office:value="0.0015153094381093971" office:value-type="float"/>
          <table:table-cell office:value="-0.0008816369622945772" office:value-type="float"/>
          <table:table-cell office:value="-0.0020904004573822025" office:value-type="float"/>
          <table:table-cell office:value="0.003074803501367568" office:value-type="float"/>
          <table:table-cell office:value="-0.000915690660476684" office:value-type="float"/>
        </table:table-row>
        <table:table-row>
          <table:table-cell office:value="-0.03063320192912898" office:value-type="float"/>
          <table:table-cell office:value="-0.0014425238469982175" office:value-type="float"/>
          <table:table-cell office:value="-0.025173626067348555" office:value-type="float"/>
          <table:table-cell office:value="-0.03251712435785559" office:value-type="float"/>
          <table:table-cell office:value="0.008204960490478674" office:value-type="float"/>
          <table:table-cell office:value="0.005084042544354671" office:value-type="float"/>
          <table:table-cell office:value="708.2509787125693" office:value-type="float"/>
          <table:table-cell office:value="27" office:value-type="float"/>
          <table:table-cell office:value="0.0011763877421617514" office:value-type="float"/>
          <table:table-cell office:value="0.0029422257188707595" office:value-type="float"/>
          <table:table-cell office:value="-0.0010083447396755218" office:value-type="float"/>
          <table:table-cell office:value="-0.0014994452893733988" office:value-type="float"/>
          <table:table-cell office:value="0.0024537652730941776" office:value-type="float"/>
          <table:table-cell office:value="-0.001517822816967964" office:value-type="float"/>
        </table:table-row>
        <table:table-row>
          <table:table-cell office:value="-0.02880744548918984" office:value-type="float"/>
          <table:table-cell office:value="0.0020298718040442434" office:value-type="float"/>
          <table:table-cell office:value="-0.026535310717531277" office:value-type="float"/>
          <table:table-cell office:value="-0.03441588485542563" office:value-type="float"/>
          <table:table-cell office:value="0.009037906790985265" office:value-type="float"/>
          <table:table-cell office:value="0.0036505943488972133" office:value-type="float"/>
          <table:table-cell office:value="721.5856684144817" office:value-type="float"/>
          <table:table-cell office:value="28" office:value-type="float"/>
          <table:table-cell office:value="0.001825756439939142" office:value-type="float"/>
          <table:table-cell office:value="0.003472395651042461" office:value-type="float"/>
          <table:table-cell office:value="-0.0013616846501827238" office:value-type="float"/>
          <table:table-cell office:value="-0.0018987604975700383" office:value-type="float"/>
          <table:table-cell office:value="0.0008329463005065912" office:value-type="float"/>
          <table:table-cell office:value="-0.0014334481954574579" office:value-type="float"/>
        </table:table-row>
        <table:table-row>
          <table:table-cell office:value="-0.026407457659340716" office:value-type="float"/>
          <table:table-cell office:value="0.003119419080541131" office:value-type="float"/>
          <table:table-cell office:value="-0.027471934082218243" office:value-type="float"/>
          <table:table-cell office:value="-0.035043237376249106" office:value-type="float"/>
          <table:table-cell office:value="0.011393651182665028" office:value-type="float"/>
          <table:table-cell office:value="0.0019788476776974144" office:value-type="float"/>
          <table:table-cell office:value="742.7799895169101" office:value-type="float"/>
          <table:table-cell office:value="29" office:value-type="float"/>
          <table:table-cell office:value="0.0023999878298491244" office:value-type="float"/>
          <table:table-cell office:value="0.0010895472764968876" office:value-type="float"/>
          <table:table-cell office:value="-0.0009366233646869657" office:value-type="float"/>
          <table:table-cell office:value="-0.0006273525208234775" office:value-type="float"/>
          <table:table-cell office:value="0.002355744391679763" office:value-type="float"/>
          <table:table-cell office:value="-0.0016717466711997989" office:value-type="float"/>
        </table:table-row>
        <table:table-row>
          <table:table-cell office:value="-0.024503128188050605" office:value-type="float"/>
          <table:table-cell office:value="0.00571843856327295" office:value-type="float"/>
          <table:table-cell office:value="-0.029141324358292652" office:value-type="float"/>
          <table:table-cell office:value="-0.035511177311873705" office:value-type="float"/>
          <table:table-cell office:value="0.011889385695470968" office:value-type="float"/>
          <table:table-cell office:value="0.0012566578340427823" office:value-type="float"/>
          <table:table-cell office:value="752.772282518446" office:value-type="float"/>
          <table:table-cell office:value="30" office:value-type="float"/>
          <table:table-cell office:value="0.0019043294712901108" office:value-type="float"/>
          <table:table-cell office:value="0.002599019482731819" office:value-type="float"/>
          <table:table-cell office:value="-0.0016693902760744096" office:value-type="float"/>
          <table:table-cell office:value="-0.0004679399356245992" office:value-type="float"/>
          <table:table-cell office:value="0.0004957345128059395" office:value-type="float"/>
          <table:table-cell office:value="-0.000722189843654632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83054219054862" office:value-type="float"/>
          <table:table-cell office:value="0.007223582997771318" office:value-type="float"/>
          <table:table-cell office:value="0.005460088274209114" office:value-type="float"/>
          <table:table-cell office:value="-0.0002803656645290406" office:value-type="float"/>
          <table:table-cell office:value="-0.004444954796325649" office:value-type="float"/>
          <table:table-cell office:value="-0.0017222474982912205" office:value-type="float"/>
          <table:table-cell office:value="789.5817134492031" office:value-type="float"/>
          <table:table-cell office:value="1" office:value-type="float"/>
          <table:table-cell office:value="-0.00883054219054862" office:value-type="float"/>
          <table:table-cell office:value="0.007223582997771318" office:value-type="float"/>
          <table:table-cell office:value="0.005460088274209114" office:value-type="float"/>
          <table:table-cell office:value="-0.0002803656645290406" office:value-type="float"/>
          <table:table-cell office:value="-0.004444954796325649" office:value-type="float"/>
          <table:table-cell office:value="-0.0017222474982912205" office:value-type="float"/>
        </table:table-row>
        <table:table-row>
          <table:table-cell office:value="-0.005374962086114925" office:value-type="float"/>
          <table:table-cell office:value="0.008586221591788786" office:value-type="float"/>
          <table:table-cell office:value="0.0006700132740860209" office:value-type="float"/>
          <table:table-cell office:value="0.00815960845458953" office:value-type="float"/>
          <table:table-cell office:value="-0.01122616948964767" office:value-type="float"/>
          <table:table-cell office:value="-1.1952454120309902e-05" office:value-type="float"/>
          <table:table-cell office:value="772.6669281640654" office:value-type="float"/>
          <table:table-cell office:value="2" office:value-type="float"/>
          <table:table-cell office:value="0.003455580104433696" office:value-type="float"/>
          <table:table-cell office:value="0.0013626385940174682" office:value-type="float"/>
          <table:table-cell office:value="-0.004790075000123093" office:value-type="float"/>
          <table:table-cell office:value="0.00843997411911857" office:value-type="float"/>
          <table:table-cell office:value="-0.006781214693322022" office:value-type="float"/>
          <table:table-cell office:value="0.0017102950441709106" office:value-type="float"/>
        </table:table-row>
        <table:table-row>
          <table:table-cell office:value="-0.006309350867186762" office:value-type="float"/>
          <table:table-cell office:value="0.008691958829296154" office:value-type="float"/>
          <table:table-cell office:value="0.0016196334188070599" office:value-type="float"/>
          <table:table-cell office:value="0.01186016650920817" office:value-type="float"/>
          <table:table-cell office:value="-0.002792959738187514" office:value-type="float"/>
          <table:table-cell office:value="0.005679801723501113" office:value-type="float"/>
          <table:table-cell office:value="773.025723136341" office:value-type="float"/>
          <table:table-cell office:value="3" office:value-type="float"/>
          <table:table-cell office:value="-0.000934388781071837" office:value-type="float"/>
          <table:table-cell office:value="0.00010573723750736778" office:value-type="float"/>
          <table:table-cell office:value="0.000949620144721039" office:value-type="float"/>
          <table:table-cell office:value="0.003700558054618641" office:value-type="float"/>
          <table:table-cell office:value="0.008433209751460157" office:value-type="float"/>
          <table:table-cell office:value="0.005691754177621423" office:value-type="float"/>
        </table:table-row>
        <table:table-row>
          <table:table-cell office:value="-0.0035603130158540323" office:value-type="float"/>
          <table:table-cell office:value="-0.001072691738426057" office:value-type="float"/>
          <table:table-cell office:value="0.0026459583401006" office:value-type="float"/>
          <table:table-cell office:value="0.015761162805575966" office:value-type="float"/>
          <table:table-cell office:value="-0.0036653107263338383" office:value-type="float"/>
          <table:table-cell office:value="0.011437807853521047" office:value-type="float"/>
          <table:table-cell office:value="860.6225464923281" office:value-type="float"/>
          <table:table-cell office:value="4" office:value-type="float"/>
          <table:table-cell office:value="0.0027490378513327293" office:value-type="float"/>
          <table:table-cell office:value="-0.009764650567722211" office:value-type="float"/>
          <table:table-cell office:value="0.00102632492129354" office:value-type="float"/>
          <table:table-cell office:value="0.003900996296367795" office:value-type="float"/>
          <table:table-cell office:value="-0.0008723509881463243" office:value-type="float"/>
          <table:table-cell office:value="0.005758006130019934" office:value-type="float"/>
        </table:table-row>
        <table:table-row>
          <table:table-cell office:value="-0.0049086909830789414" office:value-type="float"/>
          <table:table-cell office:value="-0.002558103033369794" office:value-type="float"/>
          <table:table-cell office:value="0.002263780183059936" office:value-type="float"/>
          <table:table-cell office:value="0.013806336514338095" office:value-type="float"/>
          <table:table-cell office:value="7.02806336829332e-05" office:value-type="float"/>
          <table:table-cell office:value="0.0031097677741910457" office:value-type="float"/>
          <table:table-cell office:value="879.571057752138" office:value-type="float"/>
          <table:table-cell office:value="5" office:value-type="float"/>
          <table:table-cell office:value="-0.001348377967224909" office:value-type="float"/>
          <table:table-cell office:value="-0.0014854112949437368" office:value-type="float"/>
          <table:table-cell office:value="-0.00038217815704066384" office:value-type="float"/>
          <table:table-cell office:value="-0.0019548262912378704" office:value-type="float"/>
          <table:table-cell office:value="0.0037355913600167715" office:value-type="float"/>
          <table:table-cell office:value="-0.008328040079330001" office:value-type="float"/>
        </table:table-row>
        <table:table-row>
          <table:table-cell office:value="-0.00244793267451328" office:value-type="float"/>
          <table:table-cell office:value="0.0035384235221137157" office:value-type="float"/>
          <table:table-cell office:value="-0.0004988605468035125" office:value-type="float"/>
          <table:table-cell office:value="0.02096662022989481" office:value-type="float"/>
          <table:table-cell office:value="-0.006911689456820143" office:value-type="float"/>
          <table:table-cell office:value="0.006437467314301889" office:value-type="float"/>
          <table:table-cell office:value="813.6148424727496" office:value-type="float"/>
          <table:table-cell office:value="6" office:value-type="float"/>
          <table:table-cell office:value="0.0024607583085656613" office:value-type="float"/>
          <table:table-cell office:value="0.0060965265554835096" office:value-type="float"/>
          <table:table-cell office:value="-0.0027626407298634486" office:value-type="float"/>
          <table:table-cell office:value="0.007160283715556716" office:value-type="float"/>
          <table:table-cell office:value="-0.006981970090503076" office:value-type="float"/>
          <table:table-cell office:value="0.003327699540110843" office:value-type="float"/>
        </table:table-row>
        <table:table-row>
          <table:table-cell office:value="0.0034966717332777647" office:value-type="float"/>
          <table:table-cell office:value="0.006879916234257171" office:value-type="float"/>
          <table:table-cell office:value="-0.006979894368095861" office:value-type="float"/>
          <table:table-cell office:value="0.019332725689649256" office:value-type="float"/>
          <table:table-cell office:value="0.0026785550888187657" office:value-type="float"/>
          <table:table-cell office:value="0.005024914123100544" office:value-type="float"/>
          <table:table-cell office:value="756.945746722883" office:value-type="float"/>
          <table:table-cell office:value="7" office:value-type="float"/>
          <table:table-cell office:value="0.005944604407791045" office:value-type="float"/>
          <table:table-cell office:value="0.003341492712143455" office:value-type="float"/>
          <table:table-cell office:value="-0.006481033821292348" office:value-type="float"/>
          <table:table-cell office:value="-0.0016338945402455517" office:value-type="float"/>
          <table:table-cell office:value="0.009590244545638909" office:value-type="float"/>
          <table:table-cell office:value="-0.001412553191201345" office:value-type="float"/>
        </table:table-row>
        <table:table-row>
          <table:table-cell office:value="0.005893560746260731" office:value-type="float"/>
          <table:table-cell office:value="0.010091804621149912" office:value-type="float"/>
          <table:table-cell office:value="-0.010992192793392974" office:value-type="float"/>
          <table:table-cell office:value="0.02508301447738147" office:value-type="float"/>
          <table:table-cell office:value="-0.004480032942978005" office:value-type="float"/>
          <table:table-cell office:value="0.009636470417466687" office:value-type="float"/>
          <table:table-cell office:value="717.004524887652" office:value-type="float"/>
          <table:table-cell office:value="8" office:value-type="float"/>
          <table:table-cell office:value="0.0023968890129829664" office:value-type="float"/>
          <table:table-cell office:value="0.0032118883868927414" office:value-type="float"/>
          <table:table-cell office:value="-0.004012298425297114" office:value-type="float"/>
          <table:table-cell office:value="0.00575028878773221" office:value-type="float"/>
          <table:table-cell office:value="-0.0071585880317967705" office:value-type="float"/>
          <table:table-cell office:value="0.004611556294366144" office:value-type="float"/>
        </table:table-row>
        <table:table-row>
          <table:table-cell office:value="-0.0018964840342625897" office:value-type="float"/>
          <table:table-cell office:value="0.0028481918918529404" office:value-type="float"/>
          <table:table-cell office:value="-0.006603938056272636" office:value-type="float"/>
          <table:table-cell office:value="0.028605390862806352" office:value-type="float"/>
          <table:table-cell office:value="0.0022748451229051593" office:value-type="float"/>
          <table:table-cell office:value="-0.0002531347517074588" office:value-type="float"/>
          <table:table-cell office:value="818.0321621911867" office:value-type="float"/>
          <table:table-cell office:value="9" office:value-type="float"/>
          <table:table-cell office:value="-0.007790044780523321" office:value-type="float"/>
          <table:table-cell office:value="-0.007243612729296972" office:value-type="float"/>
          <table:table-cell office:value="0.004388254737120338" office:value-type="float"/>
          <table:table-cell office:value="0.0035223763854248837" office:value-type="float"/>
          <table:table-cell office:value="0.006754878065883164" office:value-type="float"/>
          <table:table-cell office:value="-0.009889605169174146" office:value-type="float"/>
        </table:table-row>
        <table:table-row>
          <table:table-cell office:value="0.004053560357506711" office:value-type="float"/>
          <table:table-cell office:value="0.00800112777975596" office:value-type="float"/>
          <table:table-cell office:value="0.0009356055606556096" office:value-type="float"/>
          <table:table-cell office:value="0.03638211486649255" office:value-type="float"/>
          <table:table-cell office:value="0.0026425832095228075" office:value-type="float"/>
          <table:table-cell office:value="0.00766808677118516" office:value-type="float"/>
          <table:table-cell office:value="744.4760432545199" office:value-type="float"/>
          <table:table-cell office:value="10" office:value-type="float"/>
          <table:table-cell office:value="0.005950044391769301" office:value-type="float"/>
          <table:table-cell office:value="0.005152935887903019" office:value-type="float"/>
          <table:table-cell office:value="0.007539543616928246" office:value-type="float"/>
          <table:table-cell office:value="0.007776724003686198" office:value-type="float"/>
          <table:table-cell office:value="0.0003677380866176482" office:value-type="float"/>
          <table:table-cell office:value="0.007921221522892619" office:value-type="float"/>
        </table:table-row>
        <table:table-row>
          <table:table-cell office:value="-0.0050660642753703675" office:value-type="float"/>
          <table:table-cell office:value="0.0074371976604351245" office:value-type="float"/>
          <table:table-cell office:value="-0.0071979658435251375" office:value-type="float"/>
          <table:table-cell office:value="0.042415899534006554" office:value-type="float"/>
          <table:table-cell office:value="0.0009612694271464491" office:value-type="float"/>
          <table:table-cell office:value="0.01766808677118516" office:value-type="float"/>
          <table:table-cell office:value="783.4059552232095" office:value-type="float"/>
          <table:table-cell office:value="11" office:value-type="float"/>
          <table:table-cell office:value="-0.009119624632877079" office:value-type="float"/>
          <table:table-cell office:value="-0.0005639301193208351" office:value-type="float"/>
          <table:table-cell office:value="-0.008133571404180747" office:value-type="float"/>
          <table:table-cell office:value="0.006033784667514001" office:value-type="float"/>
          <table:table-cell office:value="-0.0016813137823763584" office:value-type="float"/>
          <table:table-cell office:value="0.01" office:value-type="float"/>
        </table:table-row>
        <table:table-row>
          <table:table-cell office:value="-0.0018582890496778894" office:value-type="float"/>
          <table:table-cell office:value="0.015140917478755296" office:value-type="float"/>
          <table:table-cell office:value="-0.014568146084305454" office:value-type="float"/>
          <table:table-cell office:value="0.03778312579825448" office:value-type="float"/>
          <table:table-cell office:value="-0.009038730572853551" office:value-type="float"/>
          <table:table-cell office:value="0.010940285545318108" office:value-type="float"/>
          <table:table-cell office:value="701.1624488738171" office:value-type="float"/>
          <table:table-cell office:value="12" office:value-type="float"/>
          <table:table-cell office:value="0.003207775225692478" office:value-type="float"/>
          <table:table-cell office:value="0.0077037198183201715" office:value-type="float"/>
          <table:table-cell office:value="-0.007370180240780316" office:value-type="float"/>
          <table:table-cell office:value="-0.004632773735752078" office:value-type="float"/>
          <table:table-cell office:value="-0.01" office:value-type="float"/>
          <table:table-cell office:value="-0.006727801225867052" office:value-type="float"/>
        </table:table-row>
        <table:table-row>
          <table:table-cell office:value="-0.0005386932040527866" office:value-type="float"/>
          <table:table-cell office:value="0.024314392432065825" office:value-type="float"/>
          <table:table-cell office:value="-0.020524634328873997" office:value-type="float"/>
          <table:table-cell office:value="0.029275426720557673" office:value-type="float"/>
          <table:table-cell office:value="1.9550957299560925e-05" office:value-type="float"/>
          <table:table-cell office:value="0.009683837562348386" office:value-type="float"/>
          <table:table-cell office:value="608.8502453016578" office:value-type="float"/>
          <table:table-cell office:value="13" office:value-type="float"/>
          <table:table-cell office:value="0.0013195958456251027" office:value-type="float"/>
          <table:table-cell office:value="0.009173474953310527" office:value-type="float"/>
          <table:table-cell office:value="-0.005956488244568545" office:value-type="float"/>
          <table:table-cell office:value="-0.008507699077696804" office:value-type="float"/>
          <table:table-cell office:value="0.009058281530153112" office:value-type="float"/>
          <table:table-cell office:value="-0.001256447982969722" office:value-type="float"/>
        </table:table-row>
        <table:table-row>
          <table:table-cell office:value="0.008454444969476914" office:value-type="float"/>
          <table:table-cell office:value="0.02928839699192997" office:value-type="float"/>
          <table:table-cell office:value="-0.018243403489935896" office:value-type="float"/>
          <table:table-cell office:value="0.02096076878590762" office:value-type="float"/>
          <table:table-cell office:value="-0.005869185829109838" office:value-type="float"/>
          <table:table-cell office:value="0.016964229714788656" office:value-type="float"/>
          <table:table-cell office:value="534.2380057277255" office:value-type="float"/>
          <table:table-cell office:value="14" office:value-type="float"/>
          <table:table-cell office:value="0.0089931381735297" office:value-type="float"/>
          <table:table-cell office:value="0.004974004559864145" office:value-type="float"/>
          <table:table-cell office:value="0.0022812308389381034" office:value-type="float"/>
          <table:table-cell office:value="-0.008314657934650051" office:value-type="float"/>
          <table:table-cell office:value="-0.005888736786409399" office:value-type="float"/>
          <table:table-cell office:value="0.007280392152440271" office:value-type="float"/>
        </table:table-row>
        <table:table-row>
          <table:table-cell office:value="0.015253521615679664" office:value-type="float"/>
          <table:table-cell office:value="0.030136637490277528" office:value-type="float"/>
          <table:table-cell office:value="-0.016598511208633246" office:value-type="float"/>
          <table:table-cell office:value="0.025006061272863155" office:value-type="float"/>
          <table:table-cell office:value="0.004130814170890162" office:value-type="float"/>
          <table:table-cell office:value="0.008656496695085435" office:value-type="float"/>
          <table:table-cell office:value="496.7949578648633" office:value-type="float"/>
          <table:table-cell office:value="15" office:value-type="float"/>
          <table:table-cell office:value="0.00679907664620275" office:value-type="float"/>
          <table:table-cell office:value="0.0008482404983475595" office:value-type="float"/>
          <table:table-cell office:value="0.0016448922813026498" office:value-type="float"/>
          <table:table-cell office:value="0.004045292486955534" office:value-type="float"/>
          <table:table-cell office:value="0.01" office:value-type="float"/>
          <table:table-cell office:value="-0.008307733019703221" office:value-type="float"/>
        </table:table-row>
        <table:table-row>
          <table:table-cell office:value="0.00666181552322735" office:value-type="float"/>
          <table:table-cell office:value="0.030063224816462487" office:value-type="float"/>
          <table:table-cell office:value="-0.021089023343261883" office:value-type="float"/>
          <table:table-cell office:value="0.02643590996152731" office:value-type="float"/>
          <table:table-cell office:value="0.011060065023032622" office:value-type="float"/>
          <table:table-cell office:value="0.004780499070864167" office:value-type="float"/>
          <table:table-cell office:value="533.2512933402733" office:value-type="float"/>
          <table:table-cell office:value="16" office:value-type="float"/>
          <table:table-cell office:value="-0.008591706092452314" office:value-type="float"/>
          <table:table-cell office:value="-7.341267381504209e-05" office:value-type="float"/>
          <table:table-cell office:value="-0.004490512134628635" office:value-type="float"/>
          <table:table-cell office:value="0.0014298486886641527" office:value-type="float"/>
          <table:table-cell office:value="0.00692925085214246" office:value-type="float"/>
          <table:table-cell office:value="-0.0038759976242212684" office:value-type="float"/>
        </table:table-row>
        <table:table-row>
          <table:table-cell office:value="0.007651582575296819" office:value-type="float"/>
          <table:table-cell office:value="0.021234995340022066" office:value-type="float"/>
          <table:table-cell office:value="-0.011221338683016452" office:value-type="float"/>
          <table:table-cell office:value="0.0220910278977761" office:value-type="float"/>
          <table:table-cell office:value="0.014135478105949362" office:value-type="float"/>
          <table:table-cell office:value="0.007587558323042499" office:value-type="float"/>
          <table:table-cell office:value="610.8816779362539" office:value-type="float"/>
          <table:table-cell office:value="17" office:value-type="float"/>
          <table:table-cell office:value="0.0009897670520694693" office:value-type="float"/>
          <table:table-cell office:value="-0.008828229476440424" office:value-type="float"/>
          <table:table-cell office:value="0.009867684660245431" office:value-type="float"/>
          <table:table-cell office:value="-0.00434488206375121" office:value-type="float"/>
          <table:table-cell office:value="0.0030754130829167402" office:value-type="float"/>
          <table:table-cell office:value="0.0028070592521783327" office:value-type="float"/>
        </table:table-row>
        <table:table-row>
          <table:table-cell office:value="0.003915525549746216" office:value-type="float"/>
          <table:table-cell office:value="0.013866773921146783" office:value-type="float"/>
          <table:table-cell office:value="-0.020367426276912112" office:value-type="float"/>
          <table:table-cell office:value="0.02458488823551862" office:value-type="float"/>
          <table:table-cell office:value="0.01081056800350126" office:value-type="float"/>
          <table:table-cell office:value="-0.001301317685382562" office:value-type="float"/>
          <table:table-cell office:value="693.4544737411372" office:value-type="float"/>
          <table:table-cell office:value="18" office:value-type="float"/>
          <table:table-cell office:value="-0.0037360570255506034" office:value-type="float"/>
          <table:table-cell office:value="-0.007368221418875283" office:value-type="float"/>
          <table:table-cell office:value="-0.009146087593895659" office:value-type="float"/>
          <table:table-cell office:value="0.002493860337742522" office:value-type="float"/>
          <table:table-cell office:value="-0.0033249101024481025" office:value-type="float"/>
          <table:table-cell office:value="-0.008888876008425061" office:value-type="float"/>
        </table:table-row>
        <table:table-row>
          <table:table-cell office:value="0.009837573820296649" office:value-type="float"/>
          <table:table-cell office:value="0.014813618744841411" office:value-type="float"/>
          <table:table-cell office:value="-0.015960357718366028" office:value-type="float"/>
          <table:table-cell office:value="0.02142918715744645" office:value-type="float"/>
          <table:table-cell office:value="0.011349772144182282" office:value-type="float"/>
          <table:table-cell office:value="0.0037711802726037155" office:value-type="float"/>
          <table:table-cell office:value="655.9159336531336" office:value-type="float"/>
          <table:table-cell office:value="19" office:value-type="float"/>
          <table:table-cell office:value="0.005922048270550434" office:value-type="float"/>
          <table:table-cell office:value="0.0009468448236946286" office:value-type="float"/>
          <table:table-cell office:value="0.004407068558546083" office:value-type="float"/>
          <table:table-cell office:value="-0.0031557010780721706" office:value-type="float"/>
          <table:table-cell office:value="0.0005392041406810221" office:value-type="float"/>
          <table:table-cell office:value="0.005072497957986278" office:value-type="float"/>
        </table:table-row>
        <table:table-row>
          <table:table-cell office:value="0.012999117034848174" office:value-type="float"/>
          <table:table-cell office:value="0.01403025643022894" office:value-type="float"/>
          <table:table-cell office:value="-0.007207705453783927" office:value-type="float"/>
          <table:table-cell office:value="0.025698871757262855" office:value-type="float"/>
          <table:table-cell office:value="0.01879462825722652" office:value-type="float"/>
          <table:table-cell office:value="-0.0031213696079969893" office:value-type="float"/>
          <table:table-cell office:value="643.5751698378344" office:value-type="float"/>
          <table:table-cell office:value="20" office:value-type="float"/>
          <table:table-cell office:value="0.003161543214551525" office:value-type="float"/>
          <table:table-cell office:value="-0.0007833623146124707" office:value-type="float"/>
          <table:table-cell office:value="0.0087526522645821" office:value-type="float"/>
          <table:table-cell office:value="0.004269684599816406" office:value-type="float"/>
          <table:table-cell office:value="0.007444856113044235" office:value-type="float"/>
          <table:table-cell office:value="-0.006892549880600705" office:value-type="float"/>
        </table:table-row>
        <table:table-row>
          <table:table-cell office:value="0.01491555187421604" office:value-type="float"/>
          <table:table-cell office:value="0.018752329433878653" office:value-type="float"/>
          <table:table-cell office:value="-0.008747622445971426" office:value-type="float"/>
          <table:table-cell office:value="0.024015994589203504" office:value-type="float"/>
          <table:table-cell office:value="0.02379331680602985" office:value-type="float"/>
          <table:table-cell office:value="-0.006484988980245639" office:value-type="float"/>
          <table:table-cell office:value="594.4623868483282" office:value-type="float"/>
          <table:table-cell office:value="21" office:value-type="float"/>
          <table:table-cell office:value="0.0019164348393678667" office:value-type="float"/>
          <table:table-cell office:value="0.004722073003649711" office:value-type="float"/>
          <table:table-cell office:value="-0.0015399169921874994" office:value-type="float"/>
          <table:table-cell office:value="-0.0016828771680593487" office:value-type="float"/>
          <table:table-cell office:value="0.00499868854880333" office:value-type="float"/>
          <table:table-cell office:value="-0.0033636193722486494" office:value-type="float"/>
        </table:table-row>
        <table:table-row>
          <table:table-cell office:value="0.018773871618683775" office:value-type="float"/>
          <table:table-cell office:value="0.02434259587021708" office:value-type="float"/>
          <table:table-cell office:value="-0.012756725922972617" office:value-type="float"/>
          <table:table-cell office:value="0.02236755627709022" office:value-type="float"/>
          <table:table-cell office:value="0.026758638980161717" office:value-type="float"/>
          <table:table-cell office:value="-0.010812761239957858" office:value-type="float"/>
          <table:table-cell office:value="526.5707478364958" office:value-type="float"/>
          <table:table-cell office:value="22" office:value-type="float"/>
          <table:table-cell office:value="0.0038583197444677347" office:value-type="float"/>
          <table:table-cell office:value="0.0055902664363384254" office:value-type="float"/>
          <table:table-cell office:value="-0.00400910347700119" office:value-type="float"/>
          <table:table-cell office:value="-0.0016484383121132852" office:value-type="float"/>
          <table:table-cell office:value="0.00296532217413187" office:value-type="float"/>
          <table:table-cell office:value="-0.004327772259712219" office:value-type="float"/>
        </table:table-row>
        <table:table-row>
          <table:table-cell office:value="0.02173935967999264" office:value-type="float"/>
          <table:table-cell office:value="0.030071281428059336" office:value-type="float"/>
          <table:table-cell office:value="-0.015837753490359242" office:value-type="float"/>
          <table:table-cell office:value="0.02043853885995736" office:value-type="float"/>
          <table:table-cell office:value="0.029033659534823467" office:value-type="float"/>
          <table:table-cell office:value="-0.013196634702634859" office:value-type="float"/>
          <table:table-cell office:value="462.7529589801967" office:value-type="float"/>
          <table:table-cell office:value="23" office:value-type="float"/>
          <table:table-cell office:value="0.0029654880613088613" office:value-type="float"/>
          <table:table-cell office:value="0.005728685557842254" office:value-type="float"/>
          <table:table-cell office:value="-0.0030810275673866273" office:value-type="float"/>
          <table:table-cell office:value="-0.001929017417132856" office:value-type="float"/>
          <table:table-cell office:value="0.0022750205546617514" office:value-type="float"/>
          <table:table-cell office:value="-0.0023838734626770016" office:value-type="float"/>
        </table:table-row>
        <table:table-row>
          <table:table-cell office:value="0.026365543115313493" office:value-type="float"/>
          <table:table-cell office:value="0.035010302449187035" office:value-type="float"/>
          <table:table-cell office:value="-0.019801270738989768" office:value-type="float"/>
          <table:table-cell office:value="0.01946852106171241" office:value-type="float"/>
          <table:table-cell office:value="0.03242537750519471" office:value-type="float"/>
          <table:table-cell office:value="-0.017094250075769472" office:value-type="float"/>
          <table:table-cell office:value="395.6487989293487" office:value-type="float"/>
          <table:table-cell office:value="24" office:value-type="float"/>
          <table:table-cell office:value="0.004626183435320855" office:value-type="float"/>
          <table:table-cell office:value="0.0049390210211277" office:value-type="float"/>
          <table:table-cell office:value="-0.003963517248630524" office:value-type="float"/>
          <table:table-cell office:value="-0.0009700177982449529" office:value-type="float"/>
          <table:table-cell office:value="0.003391717970371246" office:value-type="float"/>
          <table:table-cell office:value="-0.0038976153731346127" office:value-type="float"/>
        </table:table-row>
        <table:table-row>
          <table:table-cell office:value="0.029725237521703682" office:value-type="float"/>
          <table:table-cell office:value="0.04246234485002398" office:value-type="float"/>
          <table:table-cell office:value="-0.02332211047485536" office:value-type="float"/>
          <table:table-cell office:value="0.015621314528757238" office:value-type="float"/>
          <table:table-cell office:value="0.03470357699907975" office:value-type="float"/>
          <table:table-cell office:value="-0.02189349395806794" office:value-type="float"/>
          <table:table-cell office:value="315.437301173926" office:value-type="float"/>
          <table:table-cell office:value="25" office:value-type="float"/>
          <table:table-cell office:value="0.0033596944063901905" office:value-type="float"/>
          <table:table-cell office:value="0.007452042400836944" office:value-type="float"/>
          <table:table-cell office:value="-0.003520839735865593" office:value-type="float"/>
          <table:table-cell office:value="-0.00384720653295517" office:value-type="float"/>
          <table:table-cell office:value="0.0022781994938850404" office:value-type="float"/>
          <table:table-cell office:value="-0.0047992438822984694" office:value-type="float"/>
        </table:table-row>
        <table:table-row>
          <table:table-cell office:value="0.03369638267474934" office:value-type="float"/>
          <table:table-cell office:value="0.04807418798150658" office:value-type="float"/>
          <table:table-cell office:value="-0.026846921742708144" office:value-type="float"/>
          <table:table-cell office:value="0.01348229230883112" office:value-type="float"/>
          <table:table-cell office:value="0.04026241331018166" office:value-type="float"/>
          <table:table-cell office:value="-0.02632593927557473" office:value-type="float"/>
          <table:table-cell office:value="246.6908881002156" office:value-type="float"/>
          <table:table-cell office:value="26" office:value-type="float"/>
          <table:table-cell office:value="0.003971145153045655" office:value-type="float"/>
          <table:table-cell office:value="0.005611843131482601" office:value-type="float"/>
          <table:table-cell office:value="-0.0035248112678527834" office:value-type="float"/>
          <table:table-cell office:value="-0.002139022219926118" office:value-type="float"/>
          <table:table-cell office:value="0.005558836311101914" office:value-type="float"/>
          <table:table-cell office:value="-0.00443244531750679" office:value-type="float"/>
        </table:table-row>
        <table:table-row>
          <table:table-cell office:value="0.03881626799273058" office:value-type="float"/>
          <table:table-cell office:value="0.05" office:value-type="float"/>
          <table:table-cell office:value="-0.03112108163610166" office:value-type="float"/>
          <table:table-cell office:value="0.011874446883225346" office:value-type="float"/>
          <table:table-cell office:value="0.04420550095505671" office:value-type="float"/>
          <table:table-cell office:value="-0.03077306816938226" office:value-type="float"/>
          <table:table-cell office:value="201.08013915416598" office:value-type="float"/>
          <table:table-cell office:value="27" office:value-type="float"/>
          <table:table-cell office:value="0.005119885317981243" office:value-type="float"/>
          <table:table-cell office:value="0.005602251440286636" office:value-type="float"/>
          <table:table-cell office:value="-0.004274159893393517" office:value-type="float"/>
          <table:table-cell office:value="-0.0016078454256057747" office:value-type="float"/>
          <table:table-cell office:value="0.003943087644875049" office:value-type="float"/>
          <table:table-cell office:value="-0.0044471288938075304" office:value-type="float"/>
        </table:table-row>
        <table:table-row>
          <table:table-cell office:value="0.043639988224382836" office:value-type="float"/>
          <table:table-cell office:value="0.05" office:value-type="float"/>
          <table:table-cell office:value="-0.035647352971882276" office:value-type="float"/>
          <table:table-cell office:value="0.009841749719703101" office:value-type="float"/>
          <table:table-cell office:value="0.048996804492842716" office:value-type="float"/>
          <table:table-cell office:value="-0.035602870738384175" office:value-type="float"/>
          <table:table-cell office:value="171.16567671253142" office:value-type="float"/>
          <table:table-cell office:value="28" office:value-type="float"/>
          <table:table-cell office:value="0.00482372023165226" office:value-type="float"/>
          <table:table-cell office:value="0.007017800547182559" office:value-type="float"/>
          <table:table-cell office:value="-0.0045262713357806204" office:value-type="float"/>
          <table:table-cell office:value="-0.0020326971635222443" office:value-type="float"/>
          <table:table-cell office:value="0.004791303537786007" office:value-type="float"/>
          <table:table-cell office:value="-0.0048298025690019135" office:value-type="float"/>
        </table:table-row>
        <table:table-row>
          <table:table-cell office:value="0.04923343379086568" office:value-type="float"/>
          <table:table-cell office:value="0.05" office:value-type="float"/>
          <table:table-cell office:value="-0.03969330657348102" office:value-type="float"/>
          <table:table-cell office:value="0.006079344428503417" office:value-type="float"/>
          <table:table-cell office:value="0.05" office:value-type="float"/>
          <table:table-cell office:value="-0.040568699544546054" office:value-type="float"/>
          <table:table-cell office:value="134.42753156034644" office:value-type="float"/>
          <table:table-cell office:value="29" office:value-type="float"/>
          <table:table-cell office:value="0.005593445566482842" office:value-type="float"/>
          <table:table-cell office:value="0.0080034763365984" office:value-type="float"/>
          <table:table-cell office:value="-0.004045953601598739" office:value-type="float"/>
          <table:table-cell office:value="-0.003762405291199684" office:value-type="float"/>
          <table:table-cell office:value="0.005353576317429543" office:value-type="float"/>
          <table:table-cell office:value="-0.004965828806161880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22092268690532" office:value-type="float"/>
          <table:table-cell office:value="0.004838892496549988" office:value-type="float"/>
          <table:table-cell office:value="0.05" office:value-type="float"/>
          <table:table-cell office:value="-0.0461254755465955" office:value-type="float"/>
          <table:table-cell office:value="129.234296590555" office:value-type="float"/>
          <table:table-cell office:value="30" office:value-type="float"/>
          <table:table-cell office:value="0.005807030387222767" office:value-type="float"/>
          <table:table-cell office:value="0.006867394931614401" office:value-type="float"/>
          <table:table-cell office:value="-0.003527616113424301" office:value-type="float"/>
          <table:table-cell office:value="-0.0012404519319534294" office:value-type="float"/>
          <table:table-cell office:value="0.006037993729114533" office:value-type="float"/>
          <table:table-cell office:value="-0.00555677600204944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07T16:42:33.840996</meta:creation-date>
    <dc:date>2024-03-07T16:42:33.857896</dc:date>
    <meta:generator>http://pypi.python.org/pypi/ezodf/0.1.0$Python3.8.10 (default, Nov 22 2023, 10:22:35) 
[GCC 9.4.0]</meta:generator>
    <meta:document-statistic/>
    <meta:editing-cycles>1</meta:editing-cycles>
  </office:meta>
</office:document-meta>
</file>